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0e7eee" officeooo:paragraph-rsid="000e7eee"/>
    </style:style>
    <style:style style:name="P2" style:family="paragraph" style:parent-style-name="Standard">
      <style:text-properties officeooo:rsid="000e7eee" officeooo:paragraph-rsid="00122f68"/>
    </style:style>
    <style:style style:name="P3" style:family="paragraph" style:parent-style-name="Standard">
      <style:text-properties officeooo:rsid="000ec062" officeooo:paragraph-rsid="00122f68"/>
    </style:style>
    <style:style style:name="T1" style:family="text">
      <style:text-properties officeooo:rsid="000ec062"/>
    </style:style>
    <style:style style:name="T2" style:family="text">
      <style:text-properties officeooo:rsid="00130457"/>
    </style:style>
    <style:style style:name="T3" style:family="text">
      <style:text-properties officeooo:rsid="0013db50"/>
    </style:style>
    <style:style style:name="T4" style:family="text">
      <style:text-properties officeooo:rsid="0015f7ab"/>
    </style:style>
    <style:style style:name="T5" style:family="text">
      <style:text-properties officeooo:rsid="001a190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imordial Black Holes as Dark Matter</text:p>
      <text:p text:style-name="P1"/>
      <text:p text:style-name="P1"><text:span text:style-name="T3">Black holes formed by the collapse of d</text:span>ensity perturbations in the early universe are <text:span text:style-name="T3">known as</text:span> primordial black holes. Unlike black holes formed by astrophysical processes such as the death of large stars, primordial black holes can form with much smaller masses, in principle down to the Planck mass. Primordial black holes are formed in the radiation dominated era <text:span text:style-name="T4">so are composed of non-baryonic matter; this makes</text:span> them a candidate for cold dark matter.</text:p>
      <text:p text:style-name="P1"/>
      <text:p text:style-name="P2">Many studies have been made on the fraction of dark matter that can be made up of primordial black holes. <text:span text:style-name="T1">One way we can constrain this fraction is by studying the disruption of wide binary stars in the Galactic halo. Wide binaries are binary stars with very large semi-major axes (separations) which makes them susceptible to disruption by black holes. By simulating the effect of primordial black holes on the distribution of binary semi-major axes and comparing the results with observations of halo wide binaries, we can constrain the fraction of dark matter made up of primordial black holes.</text:span></text:p>
      <text:p text:style-name="P2"/>
      <text:p text:style-name="P3">This investigation has been done before, but we believe that some of the assumptions made were unjustified. We are currently working on finding new constraints from this method <text:span text:style-name="T2">using more physically motivated initial conditions and simplificati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6T15:37:40.469110215</meta:creation-date>
    <meta:generator>LibreOffice/5.0.6.2$Linux_X86_64 LibreOffice_project/00$Build-2</meta:generator>
    <dc:date>2019-02-07T16:12:03.286251586</dc:date>
    <meta:editing-duration>PT3H44M36S</meta:editing-duration>
    <meta:editing-cycles>8</meta:editing-cycles>
    <meta:document-statistic meta:table-count="0" meta:image-count="0" meta:object-count="0" meta:page-count="1" meta:paragraph-count="4" meta:word-count="215" meta:character-count="1338" meta:non-whitespace-character-count="1127"/>
  </office:meta>
</office:document-meta>
</file>